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4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5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78b451" fo:background-color="transparent"/>
    </style:style>
    <style:style style:name="P6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6c594a" officeooo:paragraph-rsid="036c594a" fo:background-color="transparent"/>
    </style:style>
    <style:style style:name="P7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8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79887c" officeooo:paragraph-rsid="0379887c" fo:background-color="transparent"/>
    </style:style>
    <style:style style:name="P9" style:family="paragraph" style:parent-style-name="Text_20_body">
      <style:text-properties officeooo:rsid="03642aa1" officeooo:paragraph-rsid="03642aa1"/>
    </style:style>
    <style:style style:name="P10" style:family="paragraph" style:parent-style-name="Text_20_body">
      <style:text-properties officeooo:rsid="036ae1f4" officeooo:paragraph-rsid="036ae1f4"/>
    </style:style>
    <style:style style:name="P11" style:family="paragraph" style:parent-style-name="Text_20_body">
      <style:text-properties officeooo:paragraph-rsid="03642aa1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36ae1f4" officeooo:paragraph-rsid="036ae1f4"/>
    </style:style>
    <style:style style:name="P13" style:family="paragraph" style:parent-style-name="Heading_20_1">
      <style:text-properties officeooo:rsid="0341ae22" officeooo:paragraph-rsid="0341ae22"/>
    </style:style>
    <style:style style:name="P14" style:family="paragraph" style:parent-style-name="Heading_20_2">
      <style:text-properties officeooo:paragraph-rsid="03642aa1"/>
    </style:style>
    <style:style style:name="T1" style:family="text">
      <style:text-properties fo:font-weight="bold" officeooo:rsid="0334bf19" style:font-weight-asian="bold" style:font-weight-complex="bold"/>
    </style:style>
    <style:style style:name="T2" style:family="text">
      <style:text-properties fo:font-weight="bold" officeooo:rsid="0378b451" style:font-weight-asian="bold" style:font-weight-complex="bold"/>
    </style:style>
    <style:style style:name="T3" style:family="text">
      <style:text-properties officeooo:rsid="03334e5e"/>
    </style:style>
    <style:style style:name="T4" style:family="text">
      <style:text-properties officeooo:rsid="03336a83"/>
    </style:style>
    <style:style style:name="T5" style:family="text">
      <style:text-properties officeooo:rsid="03390305"/>
    </style:style>
    <style:style style:name="T6" style:family="text">
      <style:text-properties officeooo:rsid="0334bf19"/>
    </style:style>
    <style:style style:name="T7" style:family="text">
      <style:text-properties officeooo:rsid="0369ae2b"/>
    </style:style>
    <style:style style:name="T8" style:family="text">
      <style:text-properties officeooo:rsid="036c594a"/>
    </style:style>
    <style:style style:name="T9" style:family="text">
      <style:text-properties officeooo:rsid="036e5901"/>
    </style:style>
    <style:style style:name="T10" style:family="text">
      <style:text-properties officeooo:rsid="03703268"/>
    </style:style>
    <style:style style:name="T11" style:family="text">
      <style:text-properties officeooo:rsid="03713df7"/>
    </style:style>
    <style:style style:name="T12" style:family="text">
      <style:text-properties officeooo:rsid="0371b7ee"/>
    </style:style>
    <style:style style:name="T13" style:family="text">
      <style:text-properties officeooo:rsid="03736162"/>
    </style:style>
    <style:style style:name="T14" style:family="text">
      <style:text-properties officeooo:rsid="037374a7"/>
    </style:style>
    <style:style style:name="T15" style:family="text">
      <style:text-properties officeooo:rsid="0375048b"/>
    </style:style>
    <style:style style:name="T16" style:family="text">
      <style:text-properties officeooo:rsid="0375b986"/>
    </style:style>
    <style:style style:name="T17" style:family="text">
      <style:text-properties officeooo:rsid="0378b451"/>
    </style:style>
    <style:style style:name="T18" style:family="text">
      <style:text-properties officeooo:rsid="0378b451" style:font-weight-asian="normal" style:font-weight-complex="normal"/>
    </style:style>
    <style:style style:name="T19" style:family="text">
      <style:text-properties officeooo:rsid="03790b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תרגיל בית 2</text:h>
      <text:p text:style-name="P9">בתרגיל זה נעשה מספר ניסויים שמטרתם להכיר את הקומפיילר ואת הדברים שהוא עושה בלי שנשים לב.</text:p>
      <text:p text:style-name="P10">כדי שתהיה עקביות בתוצאות, כולם חייבים לבצע תרגיל זה על לינוקס, בעזרת הקומפיילר:<text:line-break/> clang++-5.0. ניתן להתקין אותו ע"י הפקודה הבאה:</text:p>
      <text:p text:style-name="P12">sudo apt install clang++-5.0</text:p>
      <text:p text:style-name="P14">1. <text:span text:style-name="T7">החלפה (overload) <text:s/>ואינליין (inline)</text:span></text:p>
      <text:p text:style-name="P11">נתונה <text:span text:style-name="T3">התוכנית הבאה:</text:span></text:p>
      <text:p text:style-name="P3">int square(int x) {</text:p>
      <text:p text:style-name="P3"><text:span text:style-name="T4"><text:tab/></text:span>return x*x;</text:p>
      <text:p text:style-name="P3">}</text:p>
      <text:p text:style-name="P3">int main() {</text:p>
      <text:p text:style-name="P3"><text:span text:style-name="T4"><text:tab/></text:span>return square(1234);</text:p>
      <text:p text:style-name="P3">}</text:p>
      <text:p text:style-name="P4">א. קמפלו את התוכנית לקוד אסמבלי<text:span text:style-name="T8"> (השתמשו בדגל --assemble).</text:span> </text:p>
      <text:p text:style-name="P6">ב. הסבירו מה פירוש המחרוזת squarei<text:span text:style-name="T9"> באסמבלי</text:span>? <text:span text:style-name="T10">ו</text:span>מה צריך <text:span text:style-name="T11">לשנות</text:span> בקוד המקור כדי שהמחרוזת הזאת תהפוך ל-squared?</text:p>
      <text:p text:style-name="P4"><text:span text:style-name="T11">ג</text:span>. <text:span text:style-name="T12">היפכו את ה</text:span>פונקציה square <text:span text:style-name="T12">ל-inline כפי שנלמד בשיעור, </text:span>וקמפלו שוב. מה ההבדלים בקוד האסמבלי שהתקבל?<text:span text:style-name="T5"> איך זה מסתדר עם מה שלמדנו בכיתה על inline?</text:span></text:p>
      <text:p text:style-name="P4"/>
      <text:p text:style-name="P5"><text:span text:style-name="T13">ד</text:span>. <text:span text:style-name="T17">חיזרו על סעיף א (בלי inline), הפעם העבירו לקומפיילר את הדגל </text:span><text:span text:style-name="T1">O2-</text:span><text:span text:style-name="T2"> </text:span><text:span text:style-name="T18">בנוסף ל--assemble.</text:span><text:span text:style-name="T6"> איך השפיע הדגל הזה על קוד האסמבלי שהתקבל? </text:span></text:p>
      <text:p text:style-name="P5"><text:span text:style-name="T17">ה. חיזרו על סעיף ג (עם inline). מה ההבדלים בקוד האסמבלי בין סעיף ד לסעיף ה?</text:span></text:p>
      <text:p text:style-name="P7"><text:span text:style-name="T19">ו</text:span>. <text:span text:style-name="T16">נסו לשנות </text:span>את התוכנית כך שההבדלים בין <text:span text:style-name="T15">האסמבלי שמקבלים </text:span>עם ובלי inline יהיו משמעותיים יותר. מה מסקנתכם?</text:p>
      <text:p text:style-name="P8">ז. קיראו את ההסבר על inline ברפרנס של השפה כאן: <text:span text:style-name="T16">http://en.cppreference.com/w/cpp/language/inline</text:span></text:p>
      <text:p text:style-name="P8">מה ההבדל בין הגדרה זו להגדרה שנלמדה <text:span text:style-name="T5">בכיתה</text:span>? איך זה מסביר את תוצאות הניסויים הקודמים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5:56:56.448698674</dc:date>
    <meta:editing-duration>P7DT13H16M46S</meta:editing-duration>
    <meta:editing-cycles>818</meta:editing-cycles>
    <meta:document-statistic meta:table-count="0" meta:image-count="0" meta:object-count="0" meta:page-count="1" meta:paragraph-count="22" meta:word-count="207" meta:character-count="1187" meta:non-whitespace-character-count="998"/>
  </office:meta>
</office:document-meta>
</file>